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1FB000001ABCC7C8FD4.eps" manifest:media-type=""/>
  <manifest:file-entry manifest:full-path="Pictures/2000000200000200000001A34FA90438.eps" manifest:media-type=""/>
  <manifest:file-entry manifest:full-path="Pictures/20000002000001FB000001ACF95C28FA.eps" manifest:media-type=""/>
  <manifest:file-entry manifest:full-path="Pictures/20000002000001FB000001ACC6AA61BE.eps" manifest:media-type=""/>
  <manifest:file-entry manifest:full-path="Pictures/20000002000001FB000001AC5D49BCF3.eps" manifest:media-type=""/>
  <manifest:file-entry manifest:full-path="Pictures/2000000200000200000001A38876546D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draw:style-name="gr1" draw:text-style-name="P1" draw:layer="layout" svg:width="6.896cm" svg:height="5.808cm" svg:x="1.918cm" svg:y="4.914cm" presentation:class="graphic">
          <draw:image xlink:href="Pictures/20000002000001FB000001ABCC7C8FD4.eps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EM Frequency Analysis</text:p>
          </draw:text-box>
        </draw:frame>
        <draw:frame draw:style-name="gr1" draw:text-style-name="P1" draw:layer="layout" svg:width="6.88cm" svg:height="5.808cm" svg:x="10.256cm" svg:y="4.914cm" presentation:class="graphic">
          <draw:image xlink:href="Pictures/20000002000001FB000001ACC6AA61BE.eps" xlink:type="simple" xlink:show="embed" xlink:actuate="onLoad">
            <text:p/>
          </draw:image>
        </draw:frame>
        <draw:frame draw:style-name="gr1" draw:text-style-name="P1" draw:layer="layout" svg:width="7.097cm" svg:height="5.808cm" svg:x="18.478cm" svg:y="4.914cm" presentation:class="graphic">
          <draw:image xlink:href="Pictures/2000000200000200000001A34FA90438.eps" xlink:type="simple" xlink:show="embed" xlink:actuate="onLoad">
            <text:p/>
          </draw:image>
        </draw:frame>
        <draw:frame draw:style-name="gr1" draw:text-style-name="P1" draw:layer="layout" svg:width="7.097cm" svg:height="5.808cm" svg:x="18.478cm" svg:y="11.274cm" presentation:class="graphic">
          <draw:image xlink:href="Pictures/2000000200000200000001A38876546D.eps" xlink:type="simple" xlink:show="embed" xlink:actuate="onLoad">
            <text:p/>
          </draw:image>
        </draw:frame>
        <draw:frame draw:style-name="gr1" draw:text-style-name="P1" draw:layer="layout" svg:width="6.88cm" svg:height="5.808cm" svg:x="10.256cm" svg:y="11.274cm" presentation:class="graphic">
          <draw:image xlink:href="Pictures/20000002000001FB000001AC5D49BCF3.eps" xlink:type="simple" xlink:show="embed" xlink:actuate="onLoad">
            <text:p/>
          </draw:image>
        </draw:frame>
        <draw:frame draw:style-name="gr1" draw:text-style-name="P1" draw:layer="layout" svg:width="6.88cm" svg:height="5.808cm" svg:x="1.926cm" svg:y="11.274cm" presentation:class="graphic">
          <draw:image xlink:href="Pictures/20000002000001FB000001ACF95C28FA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</meta:initial-creator>
    <meta:creation-date>2012-10-18T23:17:56</meta:creation-date>
    <dc:date>2012-10-18T23:21:24</dc:date>
    <dc:creator>adam </dc:creator>
    <meta:editing-duration>P0D</meta:editing-duration>
    <meta:editing-cycles>1</meta:editing-cycles>
    <meta:document-statistic meta:object-count="30"/>
    <meta:generator>LibreOffice/3.5$Linux_X86_64 LibreOffice_project/350m1$Build-2</meta:generator>
  </office:meta>
</office:document-meta>
</file>